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econdImpress-title">
      <style:graphic-properties fo:min-height="1.55cm"/>
    </style:style>
    <style:style style:name="pr2" style:family="presentation" style:parent-style-name="secondImpress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notes">
      <style:graphic-properties draw:fill-color="#ffffff" draw:auto-grow-height="true" fo:min-height="12.262cm"/>
    </style:style>
    <style:style style:name="pr4" style:family="presentation" style:parent-style-name="secondImpres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6" style:family="presentation" style:parent-style-name="secondImpress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7" style:family="presentation" style:parent-style-name="secondImpress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secondImpress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secondImpress-backgroundobjects" style:list-style-name="L5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10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secondImpress-title">
      <style:graphic-properties fo:min-height="3.099cm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2" style:family="paragraph">
      <loext:graphic-properties draw:fill-color="#ffffff"/>
      <style:text-properties fo:font-size="25.7999992370605pt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6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.423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margin-top="0.423cm" fo:margin-bottom="0cm" fo:line-height="100%" fo:text-align="start" style:punctuation-wrap="simple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simple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top="0cm" fo:margin-bottom="0cm" fo:line-height="100%" fo:text-align="center" style:writing-mode="lr-tb"/>
    </style:style>
    <style:style style:name="P17" style:family="paragraph">
      <loext:graphic-properties draw:fill="none"/>
      <style:paragraph-properties fo:text-align="center" style:font-independent-line-spacing="true"/>
      <style:text-properties fo:font-size="36pt" style:text-underline-style="solid" style:text-underline-width="auto" style:text-underline-color="font-color" style:font-size-asian="36pt" style:font-size-complex="36pt"/>
    </style:style>
    <style:style style:name="P18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1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6633" style:text-line-through-style="none" style:text-line-through-type="none" style:text-position="0% 100%" style:font-name="Garamond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ondImpress" presentation:presentation-page-layout-name="AL1T0">
        <draw:frame draw:name="Rectangle 4" presentation:style-name="pr1" draw:layer="layout" svg:width="21.174cm" svg:height="1.55cm" svg:x="2.54cm" svg:y="5.891cm" presentation:class="title" presentation:user-transformed="true">
          <draw:text-box>
            <text:p>Definition of Terms</text:p>
          </draw:text-box>
        </draw:frame>
        <draw:frame draw:name="Rectangle 5" presentation:style-name="pr2" draw:text-style-name="P1" draw:layer="layout" svg:width="18.202cm" svg:height="4.867cm" svg:x="5.503cm" svg:y="11.007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008cm" svg:height="10.218cm" svg:x="2.693cm" svg:y="2.07cm" draw:page-number="1" presentation:class="page"/>
          <draw:frame presentation:style-name="pr3" draw:text-style-name="P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efinitions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Definitions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Collins Dictionary :- </text:p>
              </text:list-item>
              <text:list-item>
                <text:p>Secure</text:p>
                <text:list>
                  <text:list-item>
                    <text:p>1. Freedom from danger, damage etc. </text:p>
                  </text:list-item>
                  <text:list-item>
                    <text:p>2. Free from worry, care, etc.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Computer Security - Safety and freedom from worry when using a computer.</text:p>
              </text:list-item>
            </text:list>
            <text:p/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lternative Definitions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Alternative Definitions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“Security is confidentiality, integrity and availability.”</text:p>
              </text:list-item>
              <text:list-item>
                <text:p>“Security is identification and authenticity, access control, audit and assurance.”</text:p>
              </text:list-item>
            </text:list>
            <text:p/>
            <text:list text:continue-numbering="true" text:style-name="L3">
              <text:list-item>
                <text:p>Really security is what you get as a result of the above. </text:p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3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ondImpress">
        <draw:frame draw:name="Footer Placeholder 2" presentation:style-name="pr7" draw:text-style-name="P8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3" presentation:style-name="pr8" draw:text-style-name="P9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custom-shape draw:name="Text Box 3" draw:style-name="gr2" draw:text-style-name="P11" draw:layer="layout" svg:width="4.021cm" svg:height="1.267cm" svg:x="8.467cm" svg:y="1.27cm">
          <text:p text:style-name="P10"><text:span text:style-name="T3">securit</text:span><text:span text:style-name="T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4.021cm" svg:height="1.267cm" svg:x="6.138cm" svg:y="4.233cm">
          <text:p text:style-name="P10"><text:span text:style-name="T3">protectio</text:span><text:span text:style-name="T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11" draw:layer="layout" svg:width="5.502cm" svg:height="1.267cm" svg:x="12.7cm" svg:y="4.022cm">
          <text:p text:style-name="P10"><text:span text:style-name="T3">assu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" draw:text-style-name="P11" draw:layer="layout" svg:width="5.079cm" svg:height="1.267cm" svg:x="2.752cm" svg:y="6.773cm">
          <text:p text:style-name="P10"><text:span text:style-name="T3">authorisat</text:span><text:span text:style-name="T3">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6" draw:text-style-name="P11" draw:layer="layout" svg:width="5.714cm" svg:height="1.267cm" svg:x="8.043cm" svg:y="6.773cm">
          <text:p text:style-name="P10"><text:span text:style-name="T3">account</text:span><text:span text:style-name="T3">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7" draw:text-style-name="P11" draw:layer="layout" svg:width="5.714cm" svg:height="1.267cm" svg:x="13.97cm" svg:y="6.773cm">
          <text:p text:style-name="P10"><text:span text:style-name="T3">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" draw:text-style-name="P11" draw:layer="layout" svg:width="3.386cm" svg:height="2.283cm" svg:x="1.693cm" svg:y="9.525cm">
          <text:p text:style-name="P10"><text:span text:style-name="T3">access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9" draw:text-style-name="P11" draw:layer="layout" svg:width="4.021cm" svg:height="2.283cm" svg:x="5.715cm" svg:y="9.525cm">
          <text:p text:style-name="P10"><text:span text:style-name="T3">data </text:span><text:span text:style-name="T3">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0" draw:text-style-name="P11" draw:layer="layout" svg:width="5.714cm" svg:height="1.267cm" svg:x="5.08cm" svg:y="13.547cm">
          <text:p text:style-name="P10"><text:span text:style-name="T3">confidenti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1" draw:layer="layout" svg:width="3.597cm" svg:height="1.267cm" svg:x="10.795cm" svg:y="13.547cm">
          <text:p text:style-name="P10"><text:span text:style-name="T3">integ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11" draw:layer="layout" svg:width="2.962cm" svg:height="1.267cm" svg:x="11.43cm" svg:y="9.948cm">
          <text:p text:style-name="P10"><text:span text:style-name="T3">au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3" draw:text-style-name="P11" draw:layer="layout" svg:width="5.079cm" svg:height="2.283cm" svg:x="14.605cm" svg:y="9.948cm">
          <text:p text:style-name="P10"><text:span text:style-name="T3">non </text:span><text:span text:style-name="T3">repud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1" draw:layer="layout" svg:width="4.232cm" svg:height="2.283cm" svg:x="20.108cm" svg:y="6.138cm">
          <text:p text:style-name="P10"><text:span text:style-name="T3">service continu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5" draw:text-style-name="P11" draw:layer="layout" svg:width="4.232cm" svg:height="2.283cm" svg:x="20.532cm" svg:y="9.737cm">
          <text:p text:style-name="P10"><text:span text:style-name="T3">disaster reco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6" draw:text-style-name="P12" draw:layer="layout" svg:x1="9.525cm" svg:y1="2.54cm" svg:x2="8.89cm" svg:y2="4.021cm">
          <text:p/>
        </draw:line>
        <draw:line draw:name="Line 18" draw:style-name="gr16" draw:text-style-name="P12" draw:layer="layout" svg:x1="11.43cm" svg:y1="2.54cm" svg:x2="13.758cm" svg:y2="4.021cm">
          <text:p/>
        </draw:line>
        <draw:line draw:name="Line 19" draw:style-name="gr16" draw:text-style-name="P12" draw:layer="layout" svg:x1="7.62cm" svg:y1="5.715cm" svg:x2="6.138cm" svg:y2="6.773cm">
          <text:p/>
        </draw:line>
        <draw:line draw:name="Line 20" draw:style-name="gr16" draw:text-style-name="P12" draw:layer="layout" svg:x1="8.255cm" svg:y1="5.715cm" svg:x2="10.16cm" svg:y2="6.773cm">
          <text:p/>
        </draw:line>
        <draw:line draw:name="Line 21" draw:style-name="gr16" draw:text-style-name="P12" draw:layer="layout" svg:x1="9.313cm" svg:y1="5.715cm" svg:x2="15.663cm" svg:y2="6.773cm">
          <text:p/>
        </draw:line>
        <draw:line draw:name="Line 22" draw:style-name="gr16" draw:text-style-name="P12" draw:layer="layout" svg:x1="4.233cm" svg:y1="8.255cm" svg:x2="3.175cm" svg:y2="9.736cm">
          <text:p/>
        </draw:line>
        <draw:line draw:name="Line 23" draw:style-name="gr16" draw:text-style-name="P12" draw:layer="layout" svg:x1="6.138cm" svg:y1="8.255cm" svg:x2="6.773cm" svg:y2="9.525cm">
          <text:p/>
        </draw:line>
        <draw:line draw:name="Line 24" draw:style-name="gr16" draw:text-style-name="P12" draw:layer="layout" svg:x1="7.408cm" svg:y1="12.065cm" svg:x2="6.138cm" svg:y2="13.546cm">
          <text:p/>
        </draw:line>
        <draw:line draw:name="Line 25" draw:style-name="gr16" draw:text-style-name="P12" draw:layer="layout" svg:x1="8.466cm" svg:y1="11.853cm" svg:x2="11.006cm" svg:y2="13.546cm">
          <text:p/>
        </draw:line>
        <draw:line draw:name="Line 26" draw:style-name="gr16" draw:text-style-name="P12" draw:layer="layout" svg:x1="11.218cm" svg:y1="8.255cm" svg:x2="12.276cm" svg:y2="9.948cm">
          <text:p/>
        </draw:line>
        <draw:line draw:name="Line 27" draw:style-name="gr16" draw:text-style-name="P12" draw:layer="layout" svg:x1="11.853cm" svg:y1="8.255cm" svg:x2="15.24cm" svg:y2="9.736cm">
          <text:p/>
        </draw:line>
        <draw:line draw:name="Line 28" draw:style-name="gr16" draw:text-style-name="P12" draw:layer="layout" svg:x1="18.626cm" svg:y1="7.62cm" svg:x2="19.896cm" svg:y2="7.62cm">
          <text:p/>
        </draw:line>
        <draw:line draw:name="Line 29" draw:style-name="gr16" draw:text-style-name="P12" draw:layer="layout" svg:x1="17.145cm" svg:y1="8.255cm" svg:x2="20.32cm" svg:y2="9.948cm">
          <text:p/>
        </draw:line>
        <draw:custom-shape draw:name="Text Box 30" draw:style-name="gr17" draw:text-style-name="P14" draw:layer="layout" svg:width="5.308cm" svg:height="1.267cm" svg:x="1.22cm" svg:y="14.931cm">
          <text:p text:style-name="P13"><text:span text:style-name="T3">authent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6" draw:text-style-name="P12" draw:layer="layout" svg:x1="2.751cm" svg:y1="12.065cm" svg:x2="2.751cm" svg:y2="14.816cm">
          <text:p/>
        </draw:line>
        <presentation:notes draw:style-name="dp3">
          <draw:frame draw:name="Rectangle 7" presentation:style-name="pr9" draw:text-style-name="P15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4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afety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Security - Safety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afety is provided by protection.</text:p>
              </text:list-item>
              <text:list-item>
                <text:p>Protection provided by a series of mechanisms (or countermeasures) designed to prevent a threat. </text:p>
              </text:list-item>
              <text:list-item>
                <text:p>Three main kinds of protection</text:p>
                <text:list>
                  <text:list-item>
                    <text:p>authorization</text:p>
                  </text:list-item>
                  <text:list-item>
                    <text:p>accountability</text:p>
                  </text:list-item>
                  <text:list-item>
                    <text:p>availability</text:p>
                  </text:list-item>
                </text:list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5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uthorisation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0" draw:text-style-name="P17" draw:layer="layout" svg:width="22.859cm" svg:height="3.165cm" svg:x="1.27cm" svg:y="0.772cm" presentation:class="title" presentation:user-transformed="true">
          <draw:text-box>
            <text:p text:style-name="P16"><text:span text:style-name="T4">Authorisation</text:span>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r can not break the rules.</text:p>
              </text:list-item>
              <text:list-item>
                <text:p>Resources protected by authorization rules are called protected resources. </text:p>
              </text:list-item>
            </text:list>
            <text:p/>
            <text:list text:continue-numbering="true" text:style-name="L3">
              <text:list-item>
                <text:p>Two categories of authorisation mechanisms:- </text:p>
                <text:list>
                  <text:list-item>
                    <text:p>Access Control</text:p>
                  </text:list-item>
                  <text:list-item>
                    <text:p>Data Protection </text:p>
                  </text:list-item>
                </text:list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6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ccess Control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text-style-name="P18" draw:layer="layout" svg:width="22.859cm" svg:height="1.55cm" svg:x="1.27cm" svg:y="1.579cm" presentation:class="title" presentation:user-transformed="true">
          <draw:text-box>
            <text:p><text:span text:style-name="T4">Authorisation - </text:span><text:span text:style-name="T5">Access Control</text:span>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d in environments where it is feasible and practical to run a program to check if rules are being followed.</text:p>
              </text:list-item>
              <text:list-item>
                <text:p>Heavily dependent on authentication, i.e. being sure that someone is who they claim to be.</text:p>
              </text:list-item>
              <text:list-item>
                <text:p>Authentication for Access control often supported using user name and password. </text:p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7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Data Protection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<text:span text:style-name="T4">Authorisation – </text:span>Data Protection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hen it is not possible/practical to run a program to check if rules are being followed.</text:p>
              </text:list-item>
              <text:list-item>
                <text:p>For example, data over a telephone wire.</text:p>
              </text:list-item>
              <text:list-item>
                <text:p>Two types</text:p>
                <text:list>
                  <text:list-item>
                    <text:p>confidentiality (read protection)</text:p>
                  </text:list-item>
                  <text:list-item>
                    <text:p>integrity (write protection) </text:p>
                  </text:list-item>
                </text:list>
              </text:list-item>
              <text:list-item>
                <text:p>Normally implemented using encryption.</text:p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8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ccountability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Accountability</text:p>
          </draw:text-box>
        </draw:frame>
        <draw:frame draw:name="Rectangle 3" presentation:style-name="pr11" draw:text-style-name="P2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hat happens when authorised users (you have got to trust somebody) break the rules.</text:p>
              </text:list-item>
              <text:list-item>
                <text:p>Accountability means you can find out who did what.</text:p>
              </text:list-item>
              <text:list-item>
                <text:p>Two possibilities</text:p>
                <text:list>
                  <text:list-item>
                    <text:p>Audit </text:p>
                  </text:list-item>
                  <text:list-item>
                    <text:p>Non-repudiation (stronger form)</text:p>
                  </text:list-item>
                </text:list>
              </text:list-item>
            </text:list>
            <text:p text:style-name="P19"><text:span text:style-name="T6"/></text:p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9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udit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Accountability - Audit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rs actions are recorded in an audit log. </text:p>
              </text:list-item>
              <text:list-item>
                <text:p>But audit logs themselves can be tampered with.</text:p>
              </text:list-item>
              <text:list-item>
                <text:p>Clever users would be able to impersonate other users.</text:p>
              </text:list-item>
              <text:list-item>
                <text:p>Hence provides only a weak form of accountability.</text:p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0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Non-repudiation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Accountability - Non-repudiation</text:p>
          </draw:text-box>
        </draw:frame>
        <draw:frame draw:name="Rectangle 3" presentation:style-name="pr11" draw:text-style-name="P2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Requests for resources are digitally signed by users.</text:p>
              </text:list-item>
              <text:list-item>
                <text:p>Again actions are stored in an audit log, but now along with digital signatures.</text:p>
              </text:list-item>
              <text:list-item>
                <text:p>It is then not possible to deny having made the request.</text:p>
              </text:list-item>
              <text:list-item>
                <text:p>Several governments have brought in laws recognizing digital signatures as legally binding.</text:p>
              </text:list-item>
            </text:list>
            <text:p text:style-name="P19"><text:span text:style-name="T6"/></text:p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1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vailability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Availability</text:p>
          </draw:text-box>
        </draw:frame>
        <draw:frame draw:name="Rectangle 3" presentation:style-name="secondImpress-outline1" draw:layer="layout" svg:width="22.859cm" svg:height="12.584cm" svg:x="1.4cm" svg:y="4.016cm" presentation:class="outline" presentation:user-transformed="true">
          <draw:text-box>
            <text:list text:style-name="L3">
              <text:list-item>
                <text:p>Bombarding services with requests.</text:p>
              </text:list-item>
              <text:list-item>
                <text:p>Two approaches</text:p>
                <text:list>
                  <text:list-item>
                    <text:p>service continuity</text:p>
                  </text:list-item>
                  <text:list-item>
                    <text:p>disaster recovery</text:p>
                  </text:list-item>
                </text:list>
              </text:list-item>
              <text:list-item>
                <text:p>Service continuity can be obtained by keeping a number of active copies of services. </text:p>
              </text:list-item>
              <text:list-item>
                <text:p>Disaster recovery provided by keeping backup copies of everything and activating them after a problem.</text:p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2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ssurance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Assurance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hat an organisation does to provide freedom from worry is called assurance.</text:p>
              </text:list-item>
              <text:list-item>
                <text:p>The theory is the organisation </text:p>
                <text:list>
                  <text:list-item>
                    <text:p>knows what should be done.</text:p>
                  </text:list-item>
                  <text:list-item>
                    <text:p>can prove/demonstrate that they have been done</text:p>
                  </text:list-item>
                  <text:list-item>
                    <text:p>can convince you that doing those things will make the system secure</text:p>
                  </text:list-item>
                </text:list>
              </text:list-item>
              <text:list-item>
                <text:p>An assurance argument is made to convince you that the system is secure.</text:p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3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ssurance Argument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" draw:layer="layout" svg:width="22.859cm" svg:height="1.55cm" svg:x="1.27cm" svg:y="1.579cm" presentation:class="title" presentation:user-transformed="true">
          <draw:text-box>
            <text:p>Assurance Argument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ries to prove</text:p>
                <text:list>
                  <text:list-item>
                    <text:p>the protection mechanisms are correct</text:p>
                  </text:list-item>
                  <text:list-item>
                    <text:p>the system uses the protection mechanisms when they are needed</text:p>
                  </text:list-item>
                  <text:list-item>
                    <text:p>no way to circumvent the protection mechanisms (i.e. no back doors)</text:p>
                  </text:list-item>
                </text:list>
              </text:list-item>
            </text:list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4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ssurance Throughout the System Lifecycle" draw:style-name="dp1" draw:master-page-name="secondImpress">
        <draw:frame draw:name="Footer Placeholder 4" presentation:style-name="pr4" draw:text-style-name="P4" draw:layer="layout" svg:width="8.042cm" svg:height="1.269cm" svg:x="8.678cm" svg:y="17.357cm" presentation:class="footer" presentation:user-transformed="true">
          <draw:text-box>
            <text:p text:style-name="P3"><text:span text:style-name="T1">Security</text:span></text:p>
          </draw:text-box>
        </draw:frame>
        <draw:frame draw:name="Slide Number Placeholder 5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5"><text:span text:style-name="T1"><text:page-number>&lt;number&gt;</text:page-number></text:span></text:p>
            <text:p text:style-name="P5"><text:span text:style-name="T1"/></text:p>
          </draw:text-box>
        </draw:frame>
        <draw:frame draw:name="Rectangle 2" presentation:style-name="pr12" draw:layer="layout" svg:width="22.859cm" svg:height="3.099cm" svg:x="1.27cm" svg:y="0.805cm" presentation:class="title" presentation:user-transformed="true">
          <draw:text-box>
            <text:p>Assurance Throughout the System Lifecycle</text:p>
          </draw:text-box>
        </draw:frame>
        <draw:frame draw:name="Rectangle 3" presentation:style-name="pr11" draw:text-style-name="P2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he system should be designed, built, delivered, installed configured and is operated correctly.</text:p>
              </text:list-item>
              <text:list-item>
                <text:p>Record must be kept throughout the system lifecycle to demonstrate this. </text:p>
              </text:list-item>
            </text:list>
            <text:p text:style-name="P19"><text:span text:style-name="T6"/></text:p>
          </draw:text-box>
        </draw:frame>
        <presentation:notes draw:style-name="dp3">
          <draw:frame draw:name="Rectangle 7" presentation:style-name="pr5" draw:text-style-name="P4" draw:layer="layout" svg:width="7.972cm" svg:height="1.362cm" svg:x="10.425cm" svg:y="25.889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5" presentation:class="page"/>
          <draw:frame draw:name="Rectangle 3" presentation:style-name="pr6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CP/IP Sockets</dc:title>
    <meta:initial-creator>Paul Jacob</meta:initial-creator>
    <meta:editing-cycles>51</meta:editing-cycles>
    <meta:print-date>2000-10-03T11:11:38</meta:print-date>
    <meta:creation-date>2000-05-11T18:21:41</meta:creation-date>
    <dc:date>2018-01-11T14:16:43.256408283</dc:date>
    <meta:editing-duration>PT15H5M45S</meta:editing-duration>
    <meta:generator>LibreOffice/6.0.7.3$Linux_X86_64 LibreOffice_project/00m0$Build-3</meta:generator>
    <dc:creator>Paul Jacob</dc:creator>
    <meta:document-statistic meta:object-count="150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paul" xlink:href=""/>
  </office:meta>
</office:document-meta>
</file>